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267ADEECA7E650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57cm, 2.829cm, 10.293cm, 2.82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2cm" svg:height="20.9cm" svg:x="0.992cm" svg:y="2.491cm">
          <draw:image xlink:href="Pictures/10000000000005E8000007E09267ADEECA7E650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1:31.996901679</dc:date>
    <meta:editing-duration>PT3M4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